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Helvetica" svg:font-family="Helvetica"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301cm" table:align="left" style:may-break-between-rows="true"/>
    </style:style>
    <style:style style:name="Table1.A" style:family="table-column">
      <style:table-column-properties style:column-width="1.942cm"/>
    </style:style>
    <style:style style:name="Table1.B" style:family="table-column">
      <style:table-column-properties style:column-width="6.359cm"/>
    </style:style>
    <style:style style:name="Table1.1" style:family="table-row">
      <style:table-row-properties style:keep-together="false" fo:keep-together="always"/>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3" style:family="table">
      <style:table-properties style:width="5.332cm" fo:margin-top="0cm" fo:margin-bottom="0.21cm" table:align="left"/>
    </style:style>
    <style:style style:name="Table3.A" style:family="table-column">
      <style:table-column-properties style:column-width="2.258cm"/>
    </style:style>
    <style:style style:name="Table3.B" style:family="table-column">
      <style:table-column-properties style:column-width="3.074cm"/>
    </style:style>
    <style:style style:name="Table3.A1" style:family="table-cell">
      <style:table-cell-properties fo:background-color="transparent" fo:padding="0.097cm" fo:border="none">
        <style:background-image/>
      </style:table-cell-properties>
    </style:style>
    <style:style style:name="Table3.A2" style:family="table-cell" style:data-style-name="N0">
      <style:table-cell-properties fo:background-color="transparent" fo:padding="0.097cm" fo:border="none">
        <style:background-image/>
      </style:table-cell-properties>
    </style:style>
    <style:style style:name="Table3.A3" style:family="table-cell" style:data-style-name="N0">
      <style:table-cell-properties fo:background-color="#c0c0c0" fo:padding="0.097cm" fo:border="none">
        <style:background-image/>
      </style:table-cell-properties>
    </style:style>
    <style:style style:name="Table3.B3"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asian="TimesNewRomanPSMT" style:font-name-complex="TimesNewRomanPSMT"/>
    </style:style>
    <style:style style:name="P4" style:family="paragraph" style:parent-style-name="TODO">
      <style:paragraph-properties fo:background-color="transparent">
        <style:background-image/>
      </style:paragraph-properties>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ODO">
      <style:paragraph-properties fo:background-color="transparent">
        <style:background-image/>
      </style:paragraph-properties>
      <style:text-properties fo:background-color="transparent"/>
    </style:style>
    <style:style style:name="P7" style:family="paragraph" style:parent-style-name="Text_20_body">
      <style:paragraph-properties fo:background-color="transparent">
        <style:background-image/>
      </style:paragraph-properties>
    </style:style>
    <style:style style:name="P8" style:family="paragraph" style:parent-style-name="TODO">
      <style:text-properties fo:font-style="normal" style:font-style-asian="normal" style:font-style-complex="normal"/>
    </style:style>
    <style:style style:name="P9" style:family="paragraph" style:parent-style-name="TODO">
      <style:text-properties fo:font-style="normal" fo:background-color="transparent" style:font-style-asian="normal" style:font-style-complex="normal"/>
    </style:style>
    <style:style style:name="P10"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2" style:font-size-asian="10pt" style:font-style-asian="normal" style:font-weight-asian="normal" style:font-name-complex="Cochin2" style:font-size-complex="10pt" style:font-style-complex="normal" style:font-weight-complex="normal"/>
    </style:style>
    <style:style style:name="P11"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2"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fo:font-style="normal" style:font-style-asian="normal" style:font-style-complex="normal"/>
    </style:style>
    <style:style style:name="P13" style:family="paragraph" style:parent-style-name="Text_20_body" style:list-style-name="List_20_1"/>
    <style:style style:name="P14" style:family="paragraph" style:parent-style-name="Text_20_body" style:list-style-name="List_20_1">
      <style:text-properties fo:font-style="normal"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7" style:family="paragraph" style:parent-style-name="Text_20_body">
      <style:paragraph-properties fo:margin-left="0cm" fo:margin-right="0cm" fo:text-indent="0cm" style:auto-text-indent="false"/>
    </style:style>
    <style:style style:name="P18" style:family="paragraph" style:parent-style-name="TODO" style:list-style-name="List_20_1"/>
    <style:style style:name="P19" style:family="paragraph" style:parent-style-name="TODO" style:list-style-name="List_20_1">
      <style:text-properties fo:font-style="normal" fo:background-color="transparent" style:font-style-asian="normal" style:font-style-complex="normal"/>
    </style:style>
    <style:style style:name="P20" style:family="paragraph" style:parent-style-name="Table_20_Contents">
      <style:text-properties fo:font-weight="bold" style:font-weight-asian="bold" style:font-weight-complex="bold"/>
    </style:style>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Palatino" fo:font-size="10pt"/>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T19" style:family="text">
      <style:text-properties style:font-name="Palatino" fo:font-size="10pt"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DejaVu Sans1" fo:font-style="italic" style:font-name-asian="DejaVu Sans1" style:font-style-asian="italic" style:font-name-complex="DejaVu Sans1" style:font-style-complex="italic"/>
    </style:style>
    <style:style style:name="T22" style:family="text">
      <style:text-properties style:font-name="DejaVu Sans1" fo:font-style="normal" style:font-name-asian="Arial" style:font-style-asian="normal" style:font-name-complex="Arial" style:font-style-complex="normal"/>
    </style:style>
    <style:style style:name="T23" style:family="text">
      <style:text-properties style:font-name="Arial Unicode MS" style:font-name-asian="Arial Unicode MS" style:font-name-complex="Arial Unicode MS"/>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font-name="Palatino2"/>
    </style:style>
    <style:style style:name="T26" style:family="text">
      <style:text-properties style:font-name="Palatino2" fo:font-style="normal" style:font-style-asian="normal" style:font-style-complex="normal"/>
    </style:style>
    <style:style style:name="T2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 <text:s/>The Immaculates, if they were to see a Discordian truly, would know him as Anathema but have no specific appellations beyond that; their sobriquets are names they have invented for themselves.</text:p>
        <text:p text:style-name="Text_20_body">Besides the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style-name="Table1.1">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style-name="Table1.1">
            <table:table-cell table:style-name="Table1.A2" office:value-type="float" office:value="40603">
              <text:p text:style-name="P10">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style-name="Table1.1">
            <table:table-cell table:style-name="Table1.A3" office:value-type="float" office:value="0">
              <text:p text:style-name="P10">4-7</text:p>
            </table:table-cell>
            <table:table-cell table:style-name="Table1.B3" office:value-type="string">
              <text:p text:style-name="Table_20_Contents">The mark glows brighter, reducing the difficulty of the (Perception + Awareness) roll to 1.</text:p>
            </table:table-cell>
          </table:table-row>
          <table:table-row table:style-name="Table1.1">
            <table:table-cell table:style-name="Table1.A2" office:value-type="float" office:value="0">
              <text:p text:style-name="P10">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style-name="Table1.1">
            <table:table-cell table:style-name="Table1.A3" office:value-type="float" office:value="0">
              <text:p text:style-name="P10">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ext:soft-page-break/>
          <table:table-row table:style-name="Table1.1">
            <table:table-cell table:style-name="Table1.A2" office:value-type="float" office:value="0">
              <text:p text:style-name="P10">16+</text:p>
            </table:table-cell>
            <table:table-cell table:style-name="Table1.B2" office:value-type="string">
              <text:p text:style-name="Table_20_Contents">In every action in which the character spends motes, the anima glow flares up to a bonfire, clearly showing its 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activate the following common anima effects.</text:p>
        <text:list xml:id="list523681733" text:style-name="List_20_1">
          <text:list-item>
            <text:p text:style-name="P13">By spending 1 mote she can cause her Divisional mark to glow brightly for a scene, as if having spent 8-10 motes of Peripheral Essence (though this does not cause anima flare).</text:p>
          </text:list-item>
        </text:list>
        <text:h text:style-name="P21" text:outline-level="3">1<text:span text:style-name="T6">st</text:span> Division: Anchor</text:h>
        <text:p text:style-name="TODO">TODO: Fix mention in Charms of Sobriquets which now belong to Parametadivisions; and of orange anima glow.</text:p>
        <text:p text:style-name="P7">Those in the Anchor Division find their inspiration and power in instincts and impulses. <text:s/>They are half-emergent from the mud, grounded and fluid, self-aware of their borderless selves. <text:s/>They can be undefeatable, not because they can withstand all comers but because they do not observe the division between self and opponent.</text:p>
        <text:p text:style-name="P7">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20">☉</text:span>”, “<text:span text:style-name="T20">ⵔ</text:span>”, “<text:span text:style-name="T22">Ꙩ</text:span>”, Circle</text:p>
        <text:p text:style-name="Text_20_body"><text:span text:style-name="Inline_20_Heading">Anima color:</text:span><text:span text:style-name="Inline_20_Heading"><text:span text:style-name="T15"> Orange</text:span></text:span></text:p>
        <text:p text:style-name="TODO"><text:span text:style-name="Inline_20_Heading">Anima effects:</text:span> By spending 5 motes, an Anchorite can enhance their self-focus to unnatural levels. <text:s/>The player rolls (Essence) dice and subtracts the number of successes from all internal penalties of any sort (e.g., from wounds) for the rest of the scene. <text:s/>This effect applies automatically once his anima banner reaches the 8-10 mote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Athletics, Awareness, Martial Arts, Sail, Survival</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21" text:outline-level="3">2<text:span text:style-name="T6">nd</text:span> Division: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21">ⴱ</text:span><text:span text:style-name="T1">” “</text:span><text:span text:style-name="T22">Ꝋ</text:span><text:span text:style-name="T1">”, “</text:span><text:span text:style-name="T22">Ꙫ</text:span><text:span text:style-name="T1">”, “</text:span><text:span text:style-name="T22">Ꙭ</text:span><text:span text:style-name="T1">”, </text:span>Yin-Yang, Holy Chao; “<text:span text:style-name="T8">ⵕ</text:span>”, “<text:span text:style-name="T8">ⵚ</text:span>”, “<text:span text:style-name="T23">☌</text:span>”, “<text:span text:style-name="T23">♐</text:span>”, “<text:span text:style-name="T23">⚭</text:span>”, “<text:span text:style-name="T23">⚯</text:span>”, arrow in target; <text:span text:style-name="T1">“</text:span><text:span text:style-name="T12">Ø</text:span><text:span text:style-name="T2">”, “</text:span><text:span text:style-name="T8">ⵁ</text:span><text:span text:style-name="T2">”; zero</text:span></text:p>
        <text:p text:style-name="Text_20_body"><text:span text:style-name="Inline_20_Heading">Anima color:</text:span><text:span text:style-name="Inline_20_Heading"><text:span text:style-name="T15"> Pink</text:span></text:span></text:p>
        <text:p text:style-name="Text_20_body"><text:span text:style-name="Inline_20_Heading">Anima effects:</text:span> <text:span text:style-name="T2">By spending </text:span><text:span text:style-name="T2">5</text:span><text:span text:style-name="T2"> motes, a Mirror-Bearer can skilfully read the desires of those around her. <text:s/>This grants her a bonus number of dice equal to her Essence on any Investigation or Socialize rolls for Reading Motivation of a single subject. <text:s/>The bonus may apply to multiple rolls targeting separate individuals in a scene, but does not apply to rolls targeting more than one being. <text:s/>This bonus is not included in the limit for dice added by Charms. <text:s/></text:span><text:span text:style-name="T3">This effect applies automatically once her anima banner reaches the 8-10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Investigation, Medicine, Performance, Ride</text:p>
        <text:p text:style-name="TODO"><text:span text:style-name="Inline_20_Heading">Quote:</text:span> TODO</text:p>
        <text:h text:style-name="P21" text:outline-level="3">3<text:span text:style-name="T6">rd</text:span> Division: Apple</text:h>
        <text:p text:style-name="Text_20_body">The Apples of Eris’ eye are made to be seen and tasted, as an inspiration and a focus of action. <text:s/>They throw themselves into the midst of situations and are at home in conflict, whether or not it is of their own making. <text:s/>The leaders, fighters and executive action brigade of the Discordians, this Division makes things happen by organizing, persuading, confusing or,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in the Second Age, and the Realm is an impressively well-organized society, if ripe for stirring up. <text:s/>Alchemical Exalted are “born” to lead their people, too, in practical terms and as inspirations.</text:p>
        <text:p text:style-name="TODO"><text:span text:style-name="Inline_20_Heading">Symbol:</text:span> “<text:span text:style-name="T11">Ỏ</text:span>”, “<text:span text:style-name="T11">Φ</text:span>”, “<text:span text:style-name="T8">ტ</text:span>”, “<text:span text:style-name="T20"></text:span>”—stylized Apple</text:p>
        <text:p text:style-name="Text_20_body"><text:span text:style-name="Inline_20_Heading">Anima color:</text:span><text:span text:style-name="Inline_20_Heading"><text:span text:style-name="T15"> Pale green</text:span></text:span></text:p>
        <text:p text:style-name="TODO"><office:annotation><dc:creator>Hugh Greene</dc:creator><dc:date>2010-09-05T17:17:51</dc:date><text:p><text:span text:style-name="T27">Richard reckoned that flat-out duplicating all anima effects is unfair in terms of game balance, and the illusory anima flux would be enough to convince people. <text:s/>Maybe this will do instead?</text:span></text:p></office:annotation>Anima effects: [Ditch this and just use the 2<text:span text:style-name="T6">nd</text:span> para, which is more like Terrestrial (Ability) Reinforcement?] By spending 10 motes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P8">By spending 5 motes, the soldiers of the Apple Corps can enhance the abilities of those working with them, choosing a single Ability to enhance for a given scene. <text:s/>During each action the character takes, he has a pool of (Essence x 2) dice which he can add to any roll (or static calculation, like DV) involving the selected Ability by any other being within (Essence x 5) yards [figured differently in mass combat?]. <text:s/>The dice may be split among multiple actions by multiple beings, but the total dice added to any roll may not exceed normal limits for the target. <text:s/>If the target is a mortal or of some other kind which does not have powers to add dice up to a limit, the Discordian limit calculation is used, with the target’s traits. <text:s/>This dice pool is refreshed at the start of the character’s next action. <text:s/>This effect activates automatically once the character’s anima is flaring at the 11-15 mote level.</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Linguistics, Melee, Presence, Socialize, War</text:p>
        <text:p text:style-name="TODO"><text:span text:style-name="Inline_20_Heading">Quote:</text:span> TODO</text:p>
        <text:h text:style-name="P21" text:outline-level="3">4<text:span text:style-name="T6">th</text:span> Division: Archway</text:h>
        <text:p text:style-name="Text_20_body">They who stand in the Archway are those who cannot help but notice the gaps, correspondences and short-cuts between one thing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other times to set them free. <text:s/>They are often peripherally involved in multiple sizable covert organizations or networks, to spy on, subvert or control them. <text:s/>Exalted of this <text:span text:style-name="T14">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21">ⴲ</text:span>”,”<text:span text:style-name="T20">⟴</text:span>”, going beyond/outside</text:p>
        <text:p text:style-name="Text_20_body"><text:span text:style-name="Inline_20_Heading">Anima color:</text:span><text:span text:style-name="Inline_20_Heading"><text:span text:style-name="T15"> Indigo</text:span></text:span></text:p>
        <text:p text:style-name="TODO"><text:span text:style-name="Inline_20_Heading">Anima effects:</text:span> <text:span text:style-name="T2">Spending 5 motes gives the Gatekeeper insight into how to bypass barriers, for the rest of the scene.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8-10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Dodge, Larceny, Occult, Thrown, Stealth</text:p>
        <text:p text:style-name="TODO"><text:span text:style-name="Inline_20_Heading">Quote:</text:span> <text:span text:style-name="T10">“We Erisians seldom pray, it is much too dangerous.”</text:span></text:p>
        <text:p text:style-name="TODO"><text:span text:style-name="T10">“The prophets and doomsayers tell you the world will never be the same. <text:s/>I am here to tell you it never was.”</text:span></text:p>
        <text:h text:style-name="P21" text:outline-level="3">5<text:span text:style-name="T6">th</text:span> Division: Anvil</text:h>
        <text:p text:style-name="P2">The Chosen of this Division are defined by their awareness of the structures and patterns which suffuse and support all things, large and small. <text:s/>Even in the Wyld, the shifting stories of the raksha have their own narrative rules; even Oblivion has its own ever-expanding shape, and a subtle texture to the screams which echo from its maw.</text:p>
        <text:p text:style-name="P2">The systems they work with are the same ones the Archway poke holes through. <text:s/>The Authority struggles at times to remember that order is as much an illusion and an invention of the mind as chaos, but finds it convenient to use the flaws in every system to chisel and beat the world into shape on the Anvil of themselves. <text:s/>Some gleefully oppose the Chaos-bringing efforts of other Discordian Exalted. <text:s/>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3">The Parametadivision of Blood from Stone and the Division of Labor attract many of the Architects, with others not infrequently choosing Seed from Tree or, perhaps surprisingly, the Indivisibles. <text:s/>Alchemi­cals are crafted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2">☖</text:span>” (pentagon); “<text:span text:style-name="T21">ⵅ</text:span>”, “<text:span text:style-name="T21">ⴴ</text:span>”, “<text:span text:style-name="T22">Ϫ</text:span>”, “<text:span text:style-name="T21">ⴳ</text:span>” (anvil); stone mason’s mark / inverted benchmark (sort of tack plus downward arrow-head)</text:p>
        <text:p text:style-name="Text_20_body"><text:span text:style-name="Inline_20_Heading">Anima color:</text:span><text:span text:style-name="Inline_20_Heading"><text:span text:style-name="T15"> Grey</text:span></text:span></text:p>
        <text:p text:style-name="TODO"><text:span text:style-name="Inline_20_Heading"><text:span text:style-name="T14">Anima effects:</text:span></text:span><text:span text:style-name="T14"> </text:span><text:span text:style-name="T4">By spending 5 motes reflexively, a figure of Authority can [TODO</text:span></text:p>
        <text:list xml:id="list570797141" text:continue-numbering="true" text:style-name="List_20_1">
          <text:list-item>
            <text:p text:style-name="P19">Something like Hodge/Podge, influencing others to follow some nearby social/organizational goals?</text:p>
          </text:list-item>
          <text:list-item>
            <text:p text:style-name="P19">Gain temporary Influence, Backing etc.? Compare with Minor Usurpation, and Nocturnal Background-altering Charms.</text:p>
          </text:list-item>
          <text:list-item>
            <text:p text:style-name="P19">Take on Motivation of larger organization, or gain bonuses for acting in accord with it? <text:s/>Something vaguely Eclipse-like.</text:p>
          </text:list-item>
          <text:list-item>
            <text:p text:style-name="P19">Some sort of Loyalty bonus for social groups?</text:p>
          </text:list-item>
        </text:list>
        <text:p text:style-name="P9">]</text:p>
        <text:p text:style-name="Text_20_body"><text:span text:style-name="Inline_20_Heading">Associations:</text:span> Cultural Super-Ego, Ethics and Mores; Grey; Congruence,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5"> Bureaucracy, Craft, </text:span></text:span>Integrity, Lore, Resistance</text:p>
        <text:p text:style-name="Text_20_body"><text:span text:style-name="Inline_20_Heading">Quote:</text:span> “Do not bend. <text:s/>Folding, spindling or mutilating may be permitted according to local by-laws.”</text:p>
        <text:h text:style-name="P22"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8</text:bookmark-ref>).</text:p>
        <text:p text:style-name="Text_20_body">Each type mimicked contains further sub-types—Exalted castes, for example. <text:s/>The character must choose an initial sub-type to mimic, but may change this indefinitely at any time by taking a miscellaneous action. <text:s/>For some Parametadivisions this change may affect ongoing anima effects, as described in the relevant following section.</text:p>
        <text:p text:style-name="P5">If the character changes sub-type she may also change minor details of her appearance as a Shaping effect. <text:s/>Assuming they recall clearly through the effects of her recumbent destiny, others will not recognize her from her normal appearance or that of any other of her sub-type forms unless they succeed on a (Perception + Awareness) roll at a difficulty of the character’s (Essence ÷ 2). <text:s/>They may substitute Investigation or Larceny for Awareness if they already have reason to suspect the character may not be who she appears to be. <text:s/>The character may have only one alternative appearance associated with each sub-type.</text:p>
        <text:p text:style-name="TODO">[Need something for Dragon Kings?]</text:p>
        <text:p text:style-name="TODO">[Nocturnals: Warp from Weft? <text:s/>Or should they be Night from Day, and “Lunars” be … Skin from Soul/Bone, Heart from Whole, … ?]</text:p>
        <text:h text:style-name="Heading_20_3" text:outline-level="3">Anima Mimicry</text:h>
        <text:p text:style-name="Text_20_body">Erisians are able to use their anima appearance and powers to support their Parametadivisional impersonation of different Exalted types. <text:s/>Each can at least approximate the outward appearance of the most significant anima powers of those they impersonate.</text:p>
        <text:p text:style-name="TODO">[TODO: revisit anima powers to make sure obvious, automatic ones are mimicked, e.g., the Abyssal one about auto-raising zombies.]</text:p>
        <text:p text:style-name="Text_20_body">When it is visible, Discordians can reflexively, at no cost, make their anima appear to belong to the Exalted type and caste fitting their Parameta­divisional Affinity. <text:s/>By spending 3 motes, they can change this appearance to any other Parameta­divisional type and caste for one scene. <text:s/>Mimicking another Exalted anima in this way includes the anima getting brighter at the levels appropriate for that Exalted type, including any penalties to Stealth and so on. <text:s/>If mimicking a caste which can flare its anima even further than normal, such as the Solar Zenith or Infernal Malefactor castes, the character can do the same at the cost of 2 motes, or at no cost whenever their anima flares at the 16+ level, though it is a purely cosmetic effect. <text:s/>For those types whose anima includes iconic imagery, the image will be different from the character’s Erisian anima, but have something in common with it.</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text:p>
        <text:p text:style-name="Text_20_body">Unless they are mimicking the type with which they have an Affinity, use of an Obvious Charm or an expenditure of 11 or more motes of their Peripheral Essence causes the effect to end immediately, and the willpower is no longer 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using a Charm such as Eye of the Unconquered Sun) add the Exalt’s Essence to their difficulty or, in the case of a contested roll, the character adds (Essence) successes.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1">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p text:style-name="TODO">[Cosmetic Charm mimicry?]</text:p>
        <text:h text:style-name="P21" text:outline-level="3">The Division of Good from Bad</text:h>
        <text:p text:style-name="Text_20_body">Erisians of this Parametadivision take on the mantle of excellence and leadership to reflect the light of the Solars. <text:s/>They inspire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1762857489" text:continue-numbering="true" text:style-name="List_20_1">
          <text:list-item>
            <text:p text:style-name="P14">Cause her caste mark to glow brightly for a scene (as if the character had spend 4-7 motes of Peripheral Essence).</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TODO">By spending 10 motes, a [sobriquet] can reflect some of the Holy power of the Solars. <text:s/>For the rest of the scene, she adds (Essence) dice to any kind of attack [and/or defense?] roll against creatures of darkness. <text:s/>The anima power actives automatically once the character spends 11-15 motes of Peripheral Essence. </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21"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698699815" text:continue-numbering="true" text:style-name="List_20_1">
          <text:list-item>
            <text:p text:style-name="P14">Cause her caste mark and tattoos to glow brightly for a scene (as if the character has spent four to seven motes of Peripheral Essence).</text:p>
          </text:list-item>
          <text:list-item>
            <text:p text:style-name="P14">Cause her anima to glow brightly enough to read by for a scene (as if the character has spent eight to 10 motes of Peripheral Essence).</text:p>
          </text:list-item>
          <text:list-item>
            <text:p text:style-name="P14">Cause her pseudo-Tell to become unmistak­able and impossible to miss as being (apparently) a Tell.</text:p>
          </text:list-item>
          <text:list-item>
            <text:p text:style-name="P14">Know the precise day of the lunar month, the phase of the moon and the time of day for the rest of the scene.</text:p>
          </text:list-item>
        </text:list>
        <text:p text:style-name="P1">By spending 1 mote the character may cause her tattoos (if any) and pseudo-Tell to completely vanish for one scene.</text:p>
        <text:p text:style-name="Text_20_body"><text:span text:style-name="T2">By spending 10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text:p>
        <text:p text:style-name="Text_20_body">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text:p>
        <text:p text:style-name="Text_20_body">This effect costs 5 motes once his anima banner reaches the 11-15 mote level and 2 motes at the 16+ level. <text:s/>The character may also invoke it reflexively if subject to a Shaping effect, such as Wyld mutation, which would solely or partly alter her appearance in a way consistent with this power. In that case, her anima power acts as a perfect defense against the Shaping effect, but automatically copies the intended shape.</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21"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7">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If the character takes a miscellaneous action to change to a different element while anima powers are in use, this will cancel their effect—and doubtless confuse any onlookers—<text:span text:style-name="TODO_20__28_character_29_">though the anima may re-activate automatically for the new element if the character has spent enough motes of Peripheral Essence</text:span>.</text:p>
        <text:p text:style-name="Text_20_body">By spending <text:span text:style-name="TODO_20__28_character_29_">10</text:span> motes, a character may gain some benefits of his selected element for one scene. <text:s/>Firstly, he may add his Essence in dice to attempts to resist damage from environmental effects of that element,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1791968760" text:continue-numbering="true" text:style-name="List_20_1">
          <text:list-item>
            <text:p text:style-name="P14">For Air, leaping distance is multiplied by the his Essence.</text:p>
          </text:list-item>
          <text:list-item>
            <text:p text:style-name="P14">For Earth, his Essence is added to rolls to resist grappling or knockback.</text:p>
          </text:list-item>
          <text:list-item>
            <text:p text:style-name="P14">For Fire, he can ignite flammable materials with a touch.</text:p>
          </text:list-item>
          <text:list-item>
            <text:p text:style-name="P14">For Water, he can breathe water as easily as air, and will not drown.</text:p>
          </text:list-item>
          <text:list-item>
            <text:p text:style-name="P14">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 ÷ 2).</text:p>
          </text:list-item>
        </text:list>
        <text:p text:style-name="TODO">These anima powers activate automatically at the 11-15 mote level of Peripheral Essence expend­iture.</text:p>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3"><text:span text:style-name="T28">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3"><text:span text:style-name="T27"/></text:p><text:p text:style-name="P23"><text:span text:style-name="T27">[[[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ODO"><text:span text:style-name="Inline_20_Heading">Quote:</text:span> TODO</text:p>
        <text:h text:style-name="P21"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345559996" text:continue-numbering="true" text:style-name="List_20_1">
          <text:list-item>
            <text:p text:style-name="P14">Make her caste mark obvious for one minute, as if the character had spent 8-10 motes of Peripheral Essence.</text:p>
          </text:list-item>
          <text:list-item>
            <text:p text:style-name="P14">Know the exact time and date by sensing the position of celestial bodies—or other significant bodies, meaning this ability works in realms such as Malfeas or (insofar as time has meaning there) the Wyld.</text:p>
          </text:list-item>
          <text:list-item>
            <text:p text:style-name="P13"><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ODO">[TODO: Is the following a bit meh? <text:s/>Is it something all Discordians should be able to do, as well as switch between being or not being Creatures of Darkness?]</text:p>
        <text:p text:style-name="TODO">By spending 10 motes, one of the Foolish Sages gains the ability to step fully into or out of Fate,<text:span text:style-name="T2"> for one scene. <text:s/>The character may change his status any number of times within the scene, but each change requires a miscellaneous action. <text:s/>Alternatively the character can pay a further 2 motes on a given action to make it reflexive, and may do so automatically whenever a Fate-based effect could target him.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Stepping fully into Fate, the Exalt allows Fate-based </text:span>effects to occur as normal. <text:s/>The confusion of identity that the recumbent destiny causes is not removed, as it is not really a Fate-based effect. <text:s/>A Foolish Sage who enters Autochthonia will soon realize that he can step into or out of the Design of Autochthon as well. <text:s/>He cannot be within the Design and the Loom simultaneously, however.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21"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5">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adamant. <text:s/></text:span></text:p>
        <text:p text:style-name="Text_20_body"><text:span text:style-name="Inline_20_Heading">Affinity:</text:span> Alchemical</text:p>
        <text:p text:style-name="P4"><text:span text:style-name="Inline_20_Heading"><text:span text:style-name="T14">Anima effects:</text:span></text:span><text:span text:style-name="T14"> </text:span></text:p>
        <text:p text:style-name="P5">Common Alchemical anima effects, at a cost of 1 mote each:</text:p>
        <text:list xml:id="list68347488" text:continue-numbering="true" text:style-name="List_20_1">
          <text:list-item>
            <text:p text:style-name="P16">Cause her anima banner to flare up to any desired level of display for the rest of the scene.</text:p>
          </text:list-item>
        </text:list>
        <text:p text:style-name="P5">The character may take a miscellaneous action to change small details of her appearance, to mimic the installation of different Charms. <text:s/>In this case she remains recognizably the same and this is not suspicious to Autochthonian natives. <text:s/>Alternatively the character may adopt the appearance of an Apostate with Voidtech Charms, with the expected effects on her encounters. <text:s/>This does not itself change her material alignment.</text:p>
        <text:p text:style-name="P5">If the character changes material while anima powers are in use, this will cancel their effect—and doubtless confuse any onlookers—<text:span text:style-name="TODO_20__28_character_29_">though the anima may re-activate automatically for the new element if she has spent enough motes of Peripheral Essence</text:span>.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10 motes reflexively, one of the Greys can gain access to the material-specific bonuses of all his attuned artifacts, regardless of his own current alignment, at no additional attunement cost and without the need for a (Wits + Lore) roll. <text:s/>In the case of weapons and armor made from the magical materials, the character may optionally replace the bonuses of any item with those for the material with which he is currently aligned. <text:s/>This power has no effect on artifacts tainted with Vitriol.</text:p>
        <text:p text:style-name="TODO">If the character is not wielding a weapon made from the magical materials—either because his weapon is made of something else, or he wields no weapon—he nonetheless gains the attack bonuses of his own material. <text:s/>Defense bonuses are applied similarly to characters not wearing armor made of the magical materials. <text:s/>This effect lasts for one scene, and applies automatically once her anima banner reaches the 11-15 mote level.</text:p>
        <text:p text:style-name="Text_20_body"><text:span text:style-name="Inline_20_Heading">Associations:</text:span> Faith, Dogma, Tools; Hierarchy, Society, Service, the Greater Good; Conflicting Loyalties, Conflicted Madness</text:p>
        <text:p text:style-name="Text_20_body"><text:span text:style-name="Inline_20_Heading">Sobriquets:</text:span> Bishops of Greyface; Greys;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5"> The cosmetic effects of the Bishops</text:span></text:span><text:span text:style-name="T15">’</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5">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21" text:outline-level="3">The Division by Zero</text:h>
        <text:p text:style-name="Text_20_body">Discordians are drawn to this Parametadivision <text:s/>if they choose to devote themselves to opposing the Neverborn, the Abyssals, and their mundane and magical allies. <text:s/>The paths of Erisian Chaos may be about tearing things down, but more to set them free than not to destroy them. <text:s/>Death is part of life, but Chaos is never Oblivion, for that is the end of possibility.</text:p>
        <text:p text:style-name="Text_20_body">Given the obvious dangers, they are most likely to do their work from within: wreaking destruction where it will lead to some good; bringing people to an understanding of endings which avoids despair; freeing ghosts from the attachments that hold them back from Lethe; sabotaging Deathlord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997239522" text:continue-numbering="true" text:style-name="List_20_1">
          <text:list-item>
            <text:p text:style-name="P14">Cause their anima to flare to any level of display up to the 8–10 mote level. This display lasts for a scene or until reflexively dismissed, after which the character’s anima dims to its actual level.</text:p>
          </text:list-item>
          <text:list-item>
            <text:p text:style-name="P14">Attune her Essence to the emanations of the Underworld for a scene, extending this sixth sense to a radius of (Essence x 100) yards.</text:p>
          </text:list-item>
        </text:list>
        <text:p text:style-name="P6">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 or other realm).</text:p>
        <text:p text:style-name="TODO">By spending 10 motes, a Finger of the Left Hand<office:annotation><dc:creator>Hugh Greene</dc:creator><dc:date>2010-09-05T15:43:41</dc:date><text:p text:style-name="P23"><text:span text:style-name="T27">John reckoned this was too powerful. <text:s/>It used to allow the character to switch the opposed target for free, once per action, so I’ve made switching target cost 5 motes, at both levels. <text:s/>Still not sure if this is too strong.</text:span></text:p></office:annotation> can reanimate a corpse as a zombie extra, or take control of a single existing zombie (or equivalent) within a 10-yard range. <text:s/>Both newly-animated and existing zombies affected by this power decay rapidly, suffering one aggravated level of damage per day until they disintegrate. <text:s/>If another being actively controls an existing zombie, it must make a contested (Essence + Willpower) roll against the character to retain control. <text:s/>This power works automatically once per action, when the character has spent 11-15 motes of Peripheral Essence.</text:p>
        <text:p text:style-name="TODO">Alternatively the character may reflexively spend 10 motes to take control of a being which has taken sufficient damage to take it into or past its Dying health levels. <text:s/>This stabilizes the target at its current level (or its last Dying health level, if it would have died outright) and heals one level of lethal damage every 6 ticks, until the being reaches Incapacitated. <text:s/>At the same time, the being becomes able to move around and act physically as normal, under the character’s direction as a Total Control effect. <text:s/>The target cannot interact socially while it remains unconscious, but its wound penalties are reduced to -2. <text:s/>If the target is healed above Incapacitated, the control ends immediately. <text:s/>If the target is still Incapacitated at the end of the scene, the control ends and the being returns to unconsciousness. <text:s/>This power does not activate automatically beyond a certain level of anima flare.</text:p>
        <text:p text:style-name="TODO">[TODO: Ditch the following?</text:p>
        <text:p text:style-name="TODO">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8">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21" text:outline-level="3">The Sub-Division</text:h>
        <text:p text:style-name="Text_20_body">The Chosen of Eris who seek to wrestle with the philosophy of dominance and oppression may join this Parametadivision, and are as likely to aid the schemes of the Yozi as to oppose them. <text:s/>What Discordian could but love the free will which the Primordials gave to mortals, or but sorrow at how the will of the Yozi is now bound. <text:s/>The struggle to bring any sort of balance between the prisoners and their jailers is an epic one worthy of a Discordian.</text:p>
        <text:p text:style-name="Text_20_body">One who takes this path may choose to gain some vaguely demonic twists to her form, though these will be cosmetic rather than functional, and need not resemble any one demon. <text:s/>The details of these deviations can be changed later, to some extent.</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679541270" text:continue-numbering="true" text:style-name="List_20_1">
          <text:list-item>
            <text:p text:style-name="P15">Cause his caste mark to glow brightly for a scene (as if the character has spent 4-7 motes of Peripheral Essence).</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As well as the normal Parametadivisional use of a miscellaneous action to change her apparent caste, the character may do so to change some cosmetic aspect of her appearance, to mimic demonic mutations or the effects of Charms such as Viridian Legend Exoskeleton. <text:s/>This change of appearance is purely cosmetic, offering no benefits beyond persuading others of her alleged Infernal nature, and does not obscure the character’s identity.</text:p>
        <text:p text:style-name="P11">By spending 10 motes, of which 5 must remain committed,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or otherwise touch) and the target must be willing. <text:s/>The character may restore the original oath at any time, by releasing her commitment of motes.</text:p>
        <text:p text:style-name="P12"><text:span text:style-name="T16">[Or, maybe phrase the above as something which offers stat boosts or guaranteed successes in service of something? <text:s/>Then it could counter Eclipse style botches </text:span><text:span text:style-name="T19">and</text:span><text:span text:style-name="T16"> work a little like Cecylene’s training Charms.]</text:span></text:p>
        <text:p text:style-name="P11">[Or maybe, provide general bonuses to freeing things—from physical bindings, mental influence, Malfean imprisonment (i.e., demon summoning), Intimacies etc.—and penalties to binding things? <text:s/>This could interact with oaths for the scene, e.g., providing bonuses to break them, or forcing a contested roll to allow the botch to happen, or ...]</text:p>
        <text:p text:style-name="P11">[Do I need to fake the Scourge-cast silence effect? <text:s/>It’s not automatic, so I could provide a Charm for it, or players could make custom ones.]</text:p>
        <text:p text:style-name="P11">By spending 10??? motes, a follower of The True Religion can choose to whether or not to be affected as a Creature of Darkness for one scene, regardless of their current anima.</text:p>
        <text:p text:style-name="P1"><text:span text:style-name="Inline_20_Heading">Associations:</text:span> Old Power, Rulership;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21" text:outline-level="3">The Division of Labor</text:h>
        <text:p text:style-name="TODO">[TODO: Some introductory spiel here.]</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ODO">[TODO: Convert this to a table?]</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916849995" text:continue-numbering="true" text:style-name="List_20_1">
          <text:list-item>
            <text:p text:style-name="P13">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8">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TODO">[Need a 10-mote power instead. <text:s/>Either boost this one, or something else.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21" text:outline-level="3">The Indivisibles</text:h>
        <text:p text:style-name="Text_20_body">Some Fair Folk Courts are undoubtedly aware of the Discordians, and agitated to find that these Chosen do not pantomime only the others of their kind from within Creation, but also the natives of the Wyld. <text:s/>For their part, the Chosen of Eris may venture into the shifting Marches to bring some Chaos back to Creation, or perhaps to tip the balance of power and force some order on the place.</text:p>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although the act of change is a Shaping effect, the resulting form is not: it becomes the character’s natural form. <text:s/>If the character leaves this Parametadivision through Divisional Realignment, she returns to her original form, and any Shaping effects active upon her are removed.</text:p>
        <text:p text:style-name="P2">An Exalt entering the ranks of the Indivisibles also gains latent Graces and shaping damage tracks corresponding to the values of her Virtues, at the time she enters the Parametadivision. <text:s/>Her Heart Grace is rated at (Essence ÷ 2), with a minimum of 2. <text:s/>Raksha can observe and interact with these Graces as normal. <text:s/>However, except when she uses her anima power to activate them, she cannot access them for shaping combat and the like, nor can others use them to influence her. <text:s/>One of the Fair Folk may take ownership of one of the character’s Graces but, as long as it remains latent, it grants no hold over the character. <text:s/>The character can spend experience to raise the values of these Graces as if she were a raksha commoner. <text:s/>If she leaves this Parameta­division, all such experience is refunded. <text:s/>If the character acquires Graces through other means, these are not latent and are tracked separately. <text:s/>When her latent Graces are active, add the two ratings, to a maximum of 5.</text:p>
        <text:p text:style-name="TODO">These Erisians can attune Wyld artifacts and acquire gossamer to power oneiromantic spells and raksha treasures. <text:s/>They are capable of learning Craft (Glamour) but cannot apply it without access to suitable Charms—borrowed from raksha with Charm-Filching Prana, perhaps, or developed personally. <text:s/>They are also capable of gaining the Gossamer background but it does not grant Assumption Charms and, unless they have a way of forging gossamer, neither does it translate into enhanced Resources in Creation.</text:p>
        <text:p text:style-name="Text_20_body"><text:span text:style-name="Inline_20_Heading"><text:span text:style-name="T2">Element:</text:span></text:span><text:span text:style-name="T2"> Dream</text:span></text:p>
        <text:p text:style-name="Text_20_body"><text:span text:style-name="Inline_20_Heading">Magical Material:</text:span> Gossamer</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An Erisian in this Parametadivision may spend 10 motes to access her latent Graces for one scene. <text:s/>This enables her to take shaping actions and make shaping attacks. <text:s/>It also means that she does not restrict the flow of time for raksha as Creation-born normally do. <text:s/>This anima effect is accessible for no cost once the character’s anima reaches the 11-15 mote level. <text:s/>If the character re-activates this power in the immediately following scene, it costs only 5 motes. <text:s/>The character does not have feeding Graces; her dice pool for Join Shaping Battle is the sum of her two highest Graces. <text:s/>If this power is not active, the character suffers the results of successful shaping attacks as any other Creation-born (see <text:span text:style-name="TODO_20__28_character_29_">Graceful Wicked Masques</text:span>, p. 126).</text:p>
        <text:p text:style-name="TODO">Shaping actions are only possible in the Wyld or in uncapped demesnes. <text:s/>In other places the Indivisible anima allows the character to benefit from others’ Virtues, in a manner more benign than the raksha’s feeding. <text:s/>Any time a being within (Essence x 10) yards channels or suppresses a Virtue, the character can either regain a single channel of the same Virtue, or heal a single level of damage to the corresponding shaping damage track. <text:s/>This effect costs 10 motes, and activates automatically <text:s/>once the character’s anima reaches the 11-15 mote level. <text:s/>There is no reduced cost to activating it in subsequent scenes, however. <text:s/>It cannot be used in places where shaping actions are possible, as the former anima effect applies instead.</text:p>
        <text:p text:style-name="Text_20_body"><text:span text:style-name="Inline_20_Heading"><text:span text:style-name="T2">Associations:</text:span></text:span><text:span text:style-name="T2"> Stories, Imagination; Dreams, Nightmares; Impossible Perfection, Generosity; Caprice, Jealousy, Hunger; Madness, Dissolution</text:span></text:p>
        <text:p text:style-name="P1"><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22" text:outline-level="2"><text:bookmark text:name="__RefHeading__1814_1655479685"/>Divisional Realignment<text:bookmark-end text:name="__RefHeading__1814_1655479685"/></text:h>
        <text:p text:style-name="P1">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 <text:s/>This is not a simple exchange: some may end up in a Parametadivision different from any the participants originally had.</text:p>
        <text:p text:style-name="Text_20_body">To aid in impersonating their newly-chosen power group, and as a function of the way in which unique viewpoints of the Children of Eris shape their world, each can go further and rebuild his or her Charm trees to a limited extent. <text:s/>Charms belonging to the Divisional or Favored Abilities selected at character generation cannot be exchanged, nor can those belonging to Martial Arts styles. <text:s/>Up to (Essence x 3) Charms from other Abilities may be un-learned and instantly replaced with other Charms from any Ability, or from any Martial Arts style of which the character already knows at least one Charm. <text:s/>Normal prerequisite constraints apply: the character cannot un-learn a Charm but keep Charms which have it as a prerequisite, nor learn new Charms without first learning their prerequisites. <text:s/>Discordians cannot normally learn Charms from other types of magical beings but, should a Child find a way, they will be unable to exchange such Charms during Divisional Realignment.</text:p>
        <text:p text:style-name="Text_20_body">This Charm exchange is also available to a lesser extent as an extension of the self-development which occurs when an Erisian raises his Essence. <text:s/>When a player has spent the necessary experience, and the character the necessary time, up to (Essence) Charms may be exchanged following the above constraints.</text:p>
        <text:h text:style-name="Heading_20_2" text:outline-level="2">The Not-So-Great Curse</text:h>
        <text:p text:style-name="TODO">[TODO: Remove specific mention of Hodge and Podge from Charms as much as possible.]</text:p>
        <text:p text:style-name="Text_20_body">It may be because the Discordian Exalted were created long after the Primordial War, or successfully hid any involvement they had,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3"><text:span text:style-name="T27">John came to the same conclusion I did: that gaining Hodge just for applying UMI was unreasonable. <text:s/>I’ve now made it happen only if a target successfully resists.</text:span></text:p></office:annotation>when she applies unnatural mental influence or a Shaping effect to a target and that target successfully resists, she gains a point of Hodge—overriding the will and actions of the individual, their inherent chaos, is just wrong, y’see. <text:s/>When she spends Willpower to act against her primary Virtue or resist unnatural mental influence, or resists or removes a Shaping effect applied by someone other than herself, she gains a point of Podge—resisting the your own urges and the will of others suppresses disorder in another way. <text:s/>In either case she can gain no more than one point of each per scene.</text:p>
        <text:p text:style-name="TODO">[TODO: Should I swap the effects of Hodge and Podge? <text:s/>It feels like the consequences of <text:span text:style-name="T1">both</text:span><text:span text:style-name="T2"> should be giving in to other forces, but that doesn’t make much sense</text:span></text:p>
        <text:p text:style-name="TODO">Should I bring back Divisional Virtues, and their influence along with the primary Virtue? <text:s/>Gaining Hodge for channeling a Virtue isn’t great.</text:p>
        <text:p text:style-name="TODO">Also, I added in Shaping as a trigger—is that a good idea?]</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3"><text:span text:style-name="T27">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perceived most dominant social structure or formal organization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t’s not really a “Destiny” in the sense the bureaucracies of Yu-Shan would use, so it functions in every realm of Reality, not only among the strands of Creation’s Loom of Fate. <text:s/>This magic is a Shaping effect operating on memories and similar physical records, so specifically targeted Shaping defenses may partly or fully ward against it.</text:p>
        <text:p text:style-name="Text_20_body"><text:soft-page-break/>Unlike the Sidereal’s broken-Mask “blessing”, a Discordian chooses when to activate her Recumbent Destiny, and does so retroactively<text:span text:style-name="T25">. <text:s/>Spending a point of temporary Willpower activates this effect for a number of beings up to a Magnitude equal to the character’s Essence, covering any single scene in the last day (or equivalent time periods in the Wyld and other realms). <text:s/>The character can spend further points of temporary Willpower to increase the Magnitude, and to increase the time from which the effect should start and the retrospective duration as follows. <text:s/>No more than 5 points can be spent on each, and it is not possible to choose a duration longer than the onset time, since this power can only alter memories, not future events.</text:span></text:p>
        <table:table table:name="Table4" table:style-name="Table4">
          <table:table-column table:style-name="Table4.A"/>
          <table:table-column table:style-name="Table4.B"/>
          <table:table-row>
            <table:table-cell table:style-name="Table4.A1" office:value-type="string">
              <text:p text:style-name="P20">Willpower<text:line-break/>Points</text:p>
            </table:table-cell>
            <table:table-cell table:style-name="Table4.A1" office:value-type="string">
              <text:p text:style-name="P20">Onset time</text:p>
            </table:table-cell>
          </table:table-row>
          <table:table-row>
            <table:table-cell table:style-name="Table4.A2" office:value-type="float" office:value="0">
              <text:p text:style-name="Table_20_Contents">0</text:p>
            </table:table-cell>
            <table:table-cell table:style-name="Table4.A1" office:value-type="string">
              <text:p text:style-name="Table_20_Contents">One day ago</text:p>
            </table:table-cell>
          </table:table-row>
          <table:table-row>
            <table:table-cell table:style-name="Table4.A3" office:value-type="float" office:value="1">
              <text:p text:style-name="Table_20_Contents">1</text:p>
            </table:table-cell>
            <table:table-cell table:style-name="Table4.B3" office:value-type="string">
              <text:p text:style-name="Table_20_Contents">One week ago</text:p>
            </table:table-cell>
          </table:table-row>
          <table:table-row>
            <table:table-cell table:style-name="Table4.A2" office:value-type="float" office:value="2">
              <text:p text:style-name="Table_20_Contents">2</text:p>
            </table:table-cell>
            <table:table-cell table:style-name="Table4.A1" office:value-type="string">
              <text:p text:style-name="Table_20_Contents">One month ago</text:p>
            </table:table-cell>
          </table:table-row>
          <table:table-row>
            <table:table-cell table:style-name="Table4.A3" office:value-type="float" office:value="3">
              <text:p text:style-name="Table_20_Contents">3</text:p>
            </table:table-cell>
            <table:table-cell table:style-name="Table4.B3" office:value-type="string">
              <text:p text:style-name="Table_20_Contents">One season ago</text:p>
            </table:table-cell>
          </table:table-row>
          <table:table-row>
            <table:table-cell table:style-name="Table4.A2" office:value-type="float" office:value="4">
              <text:p text:style-name="Table_20_Contents">4</text:p>
            </table:table-cell>
            <table:table-cell table:style-name="Table4.A1" office:value-type="string">
              <text:p text:style-name="Table_20_Contents">One year ago</text:p>
            </table:table-cell>
          </table:table-row>
          <table:table-row>
            <table:table-cell table:style-name="Table4.A3" office:value-type="float" office:value="5">
              <text:p text:style-name="Table_20_Contents">5</text:p>
            </table:table-cell>
            <table:table-cell table:style-name="Table4.B3" office:value-type="string">
              <text:p text:style-name="Table_20_Contents">One decade ago</text:p>
            </table:table-cell>
          </table:table-row>
        </table:table>
        <table:table table:name="Table3" table:style-name="Table3">
          <table:table-column table:style-name="Table3.A"/>
          <table:table-column table:style-name="Table3.B"/>
          <table:table-row>
            <table:table-cell table:style-name="Table3.A1" office:value-type="string">
              <text:p text:style-name="P20">Willpower<text:line-break/>Points</text:p>
            </table:table-cell>
            <table:table-cell table:style-name="Table3.A1" office:value-type="string">
              <text:p text:style-name="P20">Duration</text:p>
            </table:table-cell>
          </table:table-row>
          <table:table-row>
            <table:table-cell table:style-name="Table3.A2" office:value-type="float" office:value="0">
              <text:p text:style-name="Table_20_Contents">0</text:p>
            </table:table-cell>
            <table:table-cell table:style-name="Table3.A1" office:value-type="string">
              <text:p text:style-name="Table_20_Contents">One scene or hour</text:p>
            </table:table-cell>
          </table:table-row>
          <table:table-row>
            <table:table-cell table:style-name="Table3.A3" office:value-type="float" office:value="1">
              <text:p text:style-name="Table_20_Contents">1</text:p>
            </table:table-cell>
            <table:table-cell table:style-name="Table3.B3" office:value-type="string">
              <text:p text:style-name="Table_20_Contents">One day</text:p>
            </table:table-cell>
          </table:table-row>
          <table:table-row>
            <table:table-cell table:style-name="Table3.A2" office:value-type="float" office:value="2">
              <text:p text:style-name="Table_20_Contents">2</text:p>
            </table:table-cell>
            <table:table-cell table:style-name="Table3.A1" office:value-type="string">
              <text:p text:style-name="Table_20_Contents">One week</text:p>
            </table:table-cell>
          </table:table-row>
          <table:table-row>
            <table:table-cell table:style-name="Table3.A3" office:value-type="float" office:value="3">
              <text:p text:style-name="Table_20_Contents">3</text:p>
            </table:table-cell>
            <table:table-cell table:style-name="Table3.B3" office:value-type="string">
              <text:p text:style-name="Table_20_Contents">One month</text:p>
            </table:table-cell>
          </table:table-row>
          <table:table-row>
            <table:table-cell table:style-name="Table3.A2" office:value-type="float" office:value="4">
              <text:p text:style-name="Table_20_Contents">4</text:p>
            </table:table-cell>
            <table:table-cell table:style-name="Table3.A1" office:value-type="string">
              <text:p text:style-name="Table_20_Contents">One season</text:p>
            </table:table-cell>
          </table:table-row>
          <table:table-row>
            <table:table-cell table:style-name="Table3.A3" office:value-type="float" office:value="5">
              <text:p text:style-name="Table_20_Contents">5</text:p>
            </table:table-cell>
            <table:table-cell table:style-name="Table3.B3" office:value-type="string">
              <text:p text:style-name="Table_20_Contents">One year</text:p>
            </table:table-cell>
          </table:table-row>
        </table:table>
        <text:p text:style-name="Text_20_body"><text:span text:style-name="T25">The targets must have been observing the character during the selected time period, though she need not have been aware of their observation for the effect to apply to them. <text:s/>Thereafter, whenever affected targets wish to recall the character—her presence, appearance, actions and so on—he must roll (Wits + Integrity) at a difficulty 1 but with an internal penalty of -3, or -(Discordian’s Essence) if greater. <text:s/>Targets who are themselves Discordians gain their Essence in bonus dice, however. <text:s/>The target rolls each time he attempts to remember until he has made (Discordian’s Essence) successful rolls. <text:s/>Failure on any roll means the target has forgotten the details of his observations and makes no further rolls. <text:s/>Similarly, gaining more successes than the Discordian’s Essence in a single roll means the target has clearly remembered the details, and need make no more rolls to retain his memories.</text:span></text:p>
        <text:p text:style-name="Text_20_body"><text:span text:style-name="T25">Failure to remember does not mean a complete blank in experience, rather the target will </text:span>remember some of what happened but with the details confused—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In a group of witnesses there may be several distinct groups of slightly different memories, or each person may have his own recollection.</text:p>
        <text:p text:style-name="Text_20_body"><text:span text:style-name="T2">Certain Backgrounds allow the character to selectively exclude individuals from a target group. <text:s/>She may also always choose to exclude specific Essence-users with whom she is acquainted, meaning those with whom she has interacted for at least a few scenes.</text:span></text:p>
        <text:p text:style-name="Text_20_body"><text:span text:style-name="T2">Physical records of the character’s interactions are also subtly tweaked by this effect. <text:s/>A</text:span><text:span text:style-name="T26">ttempts to track down accurate information about her using such skills as Bureaucracy, Investigation, and Survival, for example</text:span><text:span text:style-name="T2">, have their difficulty increased by </text:span><text:span text:style-name="T26">(Discordian’s Essence ÷ 2). <text:s/>Rolls which would have succeeded but for the increased difficulty turn up misleading or confused information, as per the effect on memories. <text:s/>Failed rolls simply indicate a normal failure.</text:span></text:p>
        <text:p text:style-name="Text_20_body"><text:span text:style-name="T25">Only the memories of the original observers are directly affected so, if a Discordian waits too long to erase her tracks, hearsay and rumor may contain some record of her. <text:s/>However, discerning the truth through such reports is subject to the same increased difficulty as for physical records.</text:span></text:p>
        <text:p text:style-name="Text_20_body"><text:span text:style-name="T2">As well as provoking confusion in witnesses and records, the recumbent destiny offers some protection from the machinations of Yu-Shan. <text:s/>If someone attempts to locate the character by inspecting the Loom of Fate within a week of her activating her Recumbent Destiny, she is always treated as having Essence 1 and, after applying any other modifiers, the difficulty is multiplied by her (Essence ÷ 2). <text:s/>Furthermore, if the seeker botches only after accumulating enough successes that he would have found the character but for this extra multiplier then, rather than fail to find the character at all, he will incorrectly identify a different strand as belonging to the character.</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text:soft-page-break/>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 <text:s/>The normal difficulty is reduced by the effective Backing rating of the highest-ranking other member of the organization present, to a minimum of zero.</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in the presence of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it being a non-prophet organization—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In the presence of cult members this will succeed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or encouraging others to found their own, just for kicks—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0">•</text:p>
            </table:table-cell>
            <table:table-cell table:style-name="Table2.A1" office:value-type="string">
              <text:p text:style-name="Table_20_Contents">Provides a single follower.</text:p>
            </table:table-cell>
          </table:table-row>
          <table:table-row>
            <table:table-cell table:style-name="Table2.A2" office:value-type="string">
              <text:p text:style-name="P10">••</text:p>
            </table:table-cell>
            <table:table-cell table:style-name="Table2.A2" office:value-type="string">
              <text:p text:style-name="Table_20_Contents">Provides up to 5 followers.</text:p>
            </table:table-cell>
          </table:table-row>
          <table:table-row>
            <table:table-cell table:style-name="Table2.A1" office:value-type="string">
              <text:p text:style-name="P10">•••</text:p>
            </table:table-cell>
            <table:table-cell table:style-name="Table2.A1" office:value-type="string">
              <text:p text:style-name="Table_20_Contents">Provides 20 followers.</text:p>
            </table:table-cell>
          </table:table-row>
          <table:table-row>
            <table:table-cell table:style-name="Table2.A2" office:value-type="string">
              <text:p text:style-name="P10">••••</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0">•••••</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text:soft-page-break/>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ODO">This background represents the character’s intuitive connection to Eris herself, through mystical enhancement of an organ placed just above the eyes in the anatomy of all human beings (and somewhere nearby in other mortal races, as it happen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The Storyteller rolls the character’s (Wits + Pineal Gland) and the number of successes determines the usefulness of the result, with a botch resulting in some actively misleading information. <text:s/>Accessing the pineal gland in this manner is a miscellaneous action. <text:s/>Using up “channels” of this Background during a story does not reduce its value in Numerology actions.</text:p>
        <text:h text:style-name="Heading_20_4" text:outline-level="4">Echoes</text:h>
        <text:p text:style-name="Text_20_body">Discordian Exaltations do not get recycled through Lytek’s cabinet and research so far points to few, if any, of them being around during the First Age. <text:s/>The experience of Erisian Exaltation does not include a flood of memories of the past, so it’s not even certain that the Exaltations persist between multiple hosts. <text:s/>This lack of connection to the past can put Discordians at some disadvantage compared to other types of Exalts, and cause problems when trying to pass as one of them. <text:s/>Eris is skilled in appropriating others’ ideas, however, and has given her Children a way to tap into ancient wisdom (or ancient foolishness, as the case may be).</text:p>
        <text:p text:style-name="Text_20_body">Each point in this background allows the character to access fragments of the memories of a single now-deceased Exalt of any type, including another Discordian, or any kind of being for which a Parametadivision exists. <text:s/>The memories will cover only a single lifetime and may or may not match those memories which, for instance, Lytek would have chosen. <text:s/>The player must choose the identity and lifetime of the Echoed character when the background is purchased, and record suitable Motivation and Intimacies. <text:s/>It cannot be purchased more than once for a given past life.</text:p>
        <text:p text:style-name="TODO">By spending a point of Willpower reflexively, the character can adjust his Essence signature to precisely match that of the echoed Exaltation for a single scene, provided his current apparent anima and Essence type matches. <text:s/>This faking of identity might allow the character to, for instance, activate an individually-keyed First Age artifact, or pass as a particular Sidereal with increased confidence. <text:s/>If by some chance the current bearer either of that Exaltation (or soul, in the case of Parametadivisions which do not mimic Exalts) comes within (bearer’s Essence x 10) yards, that other will feel strangely drawn to the Discordian, able to locate him except through the strongest of magical barriers, yet will feel uncomfortable in his presence. <text:s/>Detailed Essence sight or similar Charms may reveal the Echoing. <text:s/>Certain other very powerful mimicry effects, such as the Ebon Dragon’s Black Mirror Shintai, may also trigger this resonance.</text:p>
        <text:p text:style-name="TODO">Additionally, a number of times per session equal to his Essence, the character can add one die to any dice pool for each of the Echoed beings which might have had some relevant knowledge or skill (as adjudicated by the Storyteller). <text:s/>If the number of successes on this roll exceeds the character’s Dodge MDV, the Echoes from the past overwhelm the character and he finds himself unavoidably compelled to act in accordance with the Motivation and Intimacies of one of those past lives for one scene, as if subject to an overflowing of Hodge. <text:s/>On the other hand, if the roll is botched, the character is underwhelmed with the wisdom he receives and is compelled to act against that past life, as with an overflow of Podge. <text:s/>Neither of these conditions actually affects the character’s Hodge or Podge tracks. <text:s/>If the character is subject to an overflow of Hodge or Podge in the same scene where Echoes have already overtaken him, the overflowing tracks are reset but the effects are delayed until the start of <text:soft-page-break/>the next scene.</text:p>
        <text:h text:style-name="Heading_20_2" text:outline-level="2">Erisian Elements</text:h>
        <text:p text:style-name="Text_20_body">All who live in or near Creation are aware of the five Elements which define it. <text:s/>Those with long memories and arcane knowledge are aware of at least one other, vitriol—not to mention those which permeate the body of Autochthon. <text:s/>The Chosen of Eris, however, have been given a glimpse of the extent to which the set of elements is as much part of the imagination as of reality. <text:s/>The Bringers of Confusion each have power over an element not normally seen in Creation—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fruits such as strawberries and peaches; new love, and old; the glow after love-making; fitting revenge; religious ecstasy.</text:p>
        <text:p text:style-name="Text_20_body"><text:span text:style-name="Inline_20_Heading">Boom:</text:span> Explosions from various sources—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lilies, incense, rich wine; rotting meat, truffles, strong cheese; body odor; fervor, sexual vigor or deviance, bigotry; blatant lies; great art and beauty.</text:p>
        <text:p text:style-name="Text_20_body"><text:span text:style-name="Inline_20_Heading">Prickle:</text:span> Unease, physical or otherwise—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devotion, worship, zeal; idealistic love or incurable hatred; dedication to a profession, masterful construction; meditation, trance.</text:p>
        <text:p text:style-name="Text_20_body"><text:span text:style-name="Inline_20_Heading">Dream:</text:span> Unreal things brought to mind—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earth around to sleep in; and those in the Sub-Division bound by a particularly onerous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Helvetica" svg:font-family="Helvetica"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2-01-16T18:27:13</dc:date>
    <meta:editing-duration>P16DT18H47M58S</meta:editing-duration>
    <meta:editing-cycles>122</meta:editing-cycles>
    <meta:generator>OpenOffice.org/3.3$Unix OpenOffice.org_project/330m20$Build-9567</meta:generator>
    <dc:creator>Hugh Greene</dc:creator>
    <meta:document-statistic meta:table-count="4" meta:image-count="1" meta:object-count="0" meta:page-count="23" meta:paragraph-count="383" meta:word-count="12944" meta:character-count="79127"/>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